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Nains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4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N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Nains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Nains.K12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unsorted" table:base-cell-address="Skavens.K5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false" table:display-list="unsorted" table:base-cell-address="Nains.K8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)" table:allow-empty-cell="true" table:display-list="unsorted" table:base-cell-address="'Union Elfique'.K3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true" table:display-list="unsorted" table:base-cell-address="'Union Elfique'.K4">
          <table:error-message table:message-type="stop" table:display="true"/>
        </table:content-validation>
        <table:content-validation table:name="val12" table:condition="of:cell-content-is-in-list(&quot;0&quot;;&quot;1&quot;;&quot;&quot;)" table:allow-empty-cell="false" table:display-list="unsorted" table:base-cell-address="'Union Elfique'.K5">
          <table:error-message table:message-type="stop" table:display="true"/>
        </table:content-validation>
      </table:content-validations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8" office:value-type="float" office:value="2" calcext:value-type="float">
            <text:p>2</text:p>
          </table:table-cell>
          <table:table-cell table:formula="of:=[.C5]*[.K5]" office:value-type="float" office:value="180000" calcext:value-type="float">
            <text:p>180 0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5" office:value-type="float" office:value="1" calcext:value-type="float">
            <text:p>1</text:p>
          </table:table-cell>
          <table:table-cell table:formula="of:=[.C6]*[.K6]" office:value-type="float" office:value="150000" calcext:value-type="float">
            <text:p>150 00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3" calcext:value-type="float">
            <text:p>3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330000" calcext:value-type="float">
            <text:p>330 00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0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4:01:09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22T14:15:17.043000000</dc:date>
    <dc:creator>Stéphane Kmieciak</dc:creator>
    <meta:editing-duration>PT10H14M51S</meta:editing-duration>
    <meta:editing-cycles>15</meta:editing-cycles>
    <meta:generator>LibreOffice/5.1.1.3$Windows_X86_64 LibreOffice_project/89f508ef3ecebd2cfb8e1def0f0ba9a803b88a6d</meta:generator>
    <meta:document-statistic meta:table-count="4" meta:cell-count="379" meta:object-count="0"/>
  </office:meta>
</office:document-meta>
</file>